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575f6" officeooo:paragraph-rsid="000575f6"/>
    </style:style>
    <style:style style:name="P2" style:family="paragraph" style:parent-style-name="Text_20_body">
      <style:text-properties officeooo:rsid="0008fcf9" officeooo:paragraph-rsid="0009c4c5"/>
    </style:style>
    <style:style style:name="P3" style:family="paragraph" style:parent-style-name="Text_20_body">
      <style:text-properties officeooo:rsid="0009c4c5" officeooo:paragraph-rsid="0009c4c5"/>
    </style:style>
    <style:style style:name="P4" style:family="paragraph" style:parent-style-name="Text_20_body">
      <style:text-properties officeooo:rsid="000b5465" officeooo:paragraph-rsid="000b732c"/>
    </style:style>
    <style:style style:name="P5" style:family="paragraph" style:parent-style-name="Text_20_body">
      <style:text-properties officeooo:rsid="000b732c" officeooo:paragraph-rsid="000d1f49"/>
    </style:style>
    <style:style style:name="P6" style:family="paragraph" style:parent-style-name="Text_20_body">
      <style:text-properties officeooo:rsid="000d1f49" officeooo:paragraph-rsid="000d1f49"/>
    </style:style>
    <style:style style:name="P7" style:family="paragraph" style:parent-style-name="Title">
      <style:text-properties officeooo:rsid="000575f6" officeooo:paragraph-rsid="000575f6"/>
    </style:style>
    <style:style style:name="P8" style:family="paragraph" style:parent-style-name="Text_20_body">
      <style:text-properties officeooo:rsid="000edb5f" officeooo:paragraph-rsid="000edb5f"/>
    </style:style>
    <style:style style:name="P9" style:family="paragraph" style:parent-style-name="Heading_20_1">
      <style:text-properties officeooo:rsid="000575f6" officeooo:paragraph-rsid="000575f6"/>
    </style:style>
    <style:style style:name="P10" style:family="paragraph" style:parent-style-name="Heading_20_2">
      <style:text-properties officeooo:rsid="000575f6" officeooo:paragraph-rsid="000575f6"/>
    </style:style>
    <style:style style:name="P11" style:family="paragraph" style:parent-style-name="Heading_20_2">
      <style:text-properties officeooo:rsid="0007ed82" officeooo:paragraph-rsid="0007ed82"/>
    </style:style>
    <style:style style:name="T1" style:family="text">
      <style:text-properties officeooo:rsid="000b732c"/>
    </style:style>
    <style:style style:name="T2" style:family="text">
      <style:text-properties officeooo:rsid="000d1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rfarenhetsdokument</text:p>
      <text:h text:style-name="P9" text:outline-level="1">Erfarenheter</text:h>
      <text:h text:style-name="P10" text:outline-level="2">Oscar Fredriksson:</text:h>
      <text:p text:style-name="P1">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h text:style-name="P11" text:outline-level="2">Alexander Ernfridsson:</text:h>
      <text:p text:style-name="P4">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text:span>Jag upplevde detta som en rolig fas eftersom det var nu vi riktigt bestämde oss för vad vi skulle göra <text:span text:style-name="T1">och vad projektet skulle innehålla. </text:span></text:p>
      <text:p text:style-name="P5">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kriv till saker som är oklara i ett t.ex ”bör-krav”. Dålig ide att skriva ska-krav som det inte är säkert att det hinner implementeras eller saker som ingen vet är faktiskt möjligt att implementera med den kompetens som finns. </text:span></text:p>
      <text:p text:style-name="P6">I framtiden kommer vi ha mer kött på benen inom detta område och mindre misstag kommer göras som kan leda till otäcka konsekvenser som t.ex. utebliven lön för ett arbete man gjort p.g.a. en icke uppfylld kravspecifikation. </text:p>
      <text:h text:style-name="P11" text:outline-level="2">Oskar Eriksson:</text:h>
      <text:p text:style-name="P2">Det är extremt viktigt att skapa en så detaljerad designspecifikation som det bara går. Designspecifikationen är det som avgör hur smidigt implementationen går senare, så länge ni inte gjort en grov miss I eran problemlösning. </text:p>
      <text:p text:style-name="P3">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3">Prata mycket inom gruppen. Bra kommunikation är nyckeln till varje projekt oavsett storlek. Vi sitter ofta tillsammans I gruppen och detta gör att vi ständigt kan uppdatera resten av gruppen på vad vi gör.</text:p>
      <text:p text:style-name="P3">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h text:style-name="P11" text:outline-level="2"><text:soft-page-break/>Axel Blackert:</text:h>
      <text:p text:style-name="P8">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8">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1-14T21:34:38.089215665</dc:date>
    <meta:editing-duration>PT5M38S</meta:editing-duration>
    <meta:editing-cycles>6</meta:editing-cycles>
    <meta:generator>LibreOffice/4.2.6.3$Linux_X86_64 LibreOffice_project/420m0$Build-3</meta:generator>
    <dc:creator>Axel </dc:creator>
    <meta:document-statistic meta:table-count="0" meta:image-count="0" meta:object-count="0" meta:page-count="2" meta:paragraph-count="16" meta:word-count="579" meta:character-count="3382" meta:non-whitespace-character-count="2815"/>
  </office:meta>
</office:document-meta>
</file>